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64pt"/>
    </style:style>
    <style:style style:name="co2" style:family="table-column">
      <style:table-column-properties fo:break-before="auto" style:column-width="127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XOR</text:p>
          </table:table-cell>
          <table:table-cell table:style-name="ce3" office:value-type="string" calcext:value-type="string">
            <text:p>nearthreshold I (<text:span text:style-name="T1">μA</text:span>)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/1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/01/1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/11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/11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/11</text:p>
          </table:table-cell>
        </table:table-row>
        <table:table-row table:style-name="ro1"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5-16T17:38:50.076944200</dc:date>
    <meta:editing-duration>PT9M49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